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8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487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55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font-name="Liberation Sans2" fo:font-size="12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iberation Sans2" fo:font-size="12pt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2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001cm" svg:height="0.635cm" svg:x="4.1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2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2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1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2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1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2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1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2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9.1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9.175cm" svg:y="2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1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0.9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0.975cm" svg:y="2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9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1.9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1.975cm" svg:y="2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2.9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2.975cm" svg:y="2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2.9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3.9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3.975cm" svg:y="2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3.9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4.9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4.975cm" svg:y="2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4.9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5.9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5.975cm" svg:y="2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5.975cm" svg:y="2.7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4.1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4.1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1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4.1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1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4.1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1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4.1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9.1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9.175cm" svg:y="4.1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1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0.9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0.975cm" svg:y="4.1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9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1.9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1.975cm" svg:y="4.1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2.9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2.975cm" svg:y="4.1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2.9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3.9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3.975cm" svg:y="4.1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3.9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4.9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4.975cm" svg:y="4.1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4.9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5.975cm" svg:y="4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5.975cm" svg:y="4.1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5.975cm" svg:y="4.10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383cm" svg:height="0.962cm" svg:x="3.745cm" svg:y="5.085cm">
          <draw:text-box>
            <text:p>3.3</text:p>
          </draw:text-box>
        </draw:frame>
        <draw:frame draw:style-name="gr4" draw:text-style-name="P3" draw:layer="layout" svg:width="1.383cm" svg:height="0.963cm" svg:x="10.46cm" svg:y="1.694cm">
          <draw:text-box>
            <text:p>3.3</text:p>
          </draw:text-box>
        </draw:frame>
        <draw:frame draw:style-name="gr4" draw:text-style-name="P3" draw:layer="layout" svg:width="1.383cm" svg:height="0.963cm" svg:x="10.46cm" svg:y="5.094cm">
          <draw:text-box>
            <text:p>3.3</text:p>
          </draw:text-box>
        </draw:frame>
        <draw:frame draw:style-name="gr4" draw:text-style-name="P3" draw:layer="layout" svg:width="1.383cm" svg:height="0.963cm" svg:x="3.66cm" svg:y="1.594cm">
          <draw:text-box>
            <text:p>3.3</text:p>
          </draw:text-box>
        </draw:frame>
        <draw:frame draw:style-name="gr5" draw:text-style-name="P2" draw:layer="layout" svg:width="1.416cm" svg:height="0.962cm" svg:x="4.814cm" svg:y="5.037cm">
          <draw:text-box>
            <text:p>grd</text:p>
          </draw:text-box>
        </draw:frame>
        <draw:frame draw:style-name="gr5" draw:text-style-name="P2" draw:layer="layout" svg:width="1.416cm" svg:height="0.962cm" svg:x="11.514cm" svg:y="5.037cm">
          <draw:text-box>
            <text:p>grd</text:p>
          </draw:text-box>
        </draw:frame>
        <draw:frame draw:style-name="gr5" draw:text-style-name="P2" draw:layer="layout" svg:width="1.416cm" svg:height="0.962cm" svg:x="11.414cm" svg:y="1.637cm">
          <draw:text-box>
            <text:p>grd</text:p>
          </draw:text-box>
        </draw:frame>
        <draw:frame draw:style-name="gr5" draw:text-style-name="P2" draw:layer="layout" svg:width="1.416cm" svg:height="0.962cm" svg:x="4.839cm" svg:y="1.584cm">
          <draw:text-box>
            <text:p>grd</text:p>
          </draw:text-box>
        </draw:frame>
        <draw:frame draw:style-name="gr6" draw:text-style-name="P2" draw:layer="layout" svg:width="1.277cm" svg:height="0.962cm" svg:x="5.93cm" svg:y="1.67cm">
          <draw:text-box>
            <text:p>A4</text:p>
          </draw:text-box>
        </draw:frame>
        <draw:frame draw:style-name="gr6" draw:text-style-name="P2" draw:layer="layout" svg:width="1.277cm" svg:height="0.962cm" svg:x="6.831cm" svg:y="1.67cm">
          <draw:text-box>
            <text:p>A3</text:p>
          </draw:text-box>
        </draw:frame>
        <draw:frame draw:style-name="gr6" draw:text-style-name="P2" draw:layer="layout" svg:width="1.277cm" svg:height="0.962cm" svg:x="5.931cm" svg:y="1.67cm">
          <draw:text-box>
            <text:p>A4</text:p>
          </draw:text-box>
        </draw:frame>
        <draw:frame draw:style-name="gr4" draw:text-style-name="P3" draw:layer="layout" svg:width="1.277cm" svg:height="0.963cm" svg:x="7.713cm" svg:y="1.694cm">
          <draw:text-box>
            <text:p>A2</text:p>
          </draw:text-box>
        </draw:frame>
        <draw:frame draw:style-name="gr4" draw:text-style-name="P3" draw:layer="layout" svg:width="1.277cm" svg:height="0.963cm" svg:x="8.713cm" svg:y="1.694cm">
          <draw:text-box>
            <text:p>A1</text:p>
          </draw:text-box>
        </draw:frame>
        <draw:frame draw:style-name="gr4" draw:text-style-name="P3" draw:layer="layout" svg:width="1.277cm" svg:height="0.963cm" svg:x="5.911cm" svg:y="5.066cm">
          <draw:text-box>
            <text:p>B4</text:p>
          </draw:text-box>
        </draw:frame>
        <draw:frame draw:style-name="gr4" draw:text-style-name="P3" draw:layer="layout" svg:width="1.277cm" svg:height="0.963cm" svg:x="6.911cm" svg:y="5.066cm">
          <draw:text-box>
            <text:p>B3</text:p>
          </draw:text-box>
        </draw:frame>
        <draw:frame draw:style-name="gr4" draw:text-style-name="P3" draw:layer="layout" svg:width="1.277cm" svg:height="0.963cm" svg:x="7.911cm" svg:y="5.066cm">
          <draw:text-box>
            <text:p>B2</text:p>
          </draw:text-box>
        </draw:frame>
        <draw:frame draw:style-name="gr4" draw:text-style-name="P3" draw:layer="layout" svg:width="1.277cm" svg:height="0.963cm" svg:x="9.011cm" svg:y="5.066cm">
          <draw:text-box>
            <text:p text:style-name="P4"><text:span text:style-name="T1">B1</text:span></text:p>
          </draw:text-box>
        </draw:frame>
        <draw:frame draw:style-name="gr4" draw:text-style-name="P3" draw:layer="layout" svg:width="1.277cm" svg:height="0.963cm" svg:x="12.711cm" svg:y="5.066cm">
          <draw:text-box>
            <text:p><text:span text:style-name="T1">B4</text:span></text:p>
          </draw:text-box>
        </draw:frame>
        <draw:frame draw:style-name="gr4" draw:text-style-name="P3" draw:layer="layout" svg:width="1.277cm" svg:height="0.963cm" svg:x="13.811cm" svg:y="5.066cm">
          <draw:text-box>
            <text:p><text:span text:style-name="T1">B3</text:span></text:p>
          </draw:text-box>
        </draw:frame>
        <draw:frame draw:style-name="gr4" draw:text-style-name="P3" draw:layer="layout" svg:width="1.277cm" svg:height="0.963cm" svg:x="14.811cm" svg:y="5.052cm">
          <draw:text-box>
            <text:p><text:span text:style-name="T1">B2</text:span></text:p>
          </draw:text-box>
        </draw:frame>
        <draw:frame draw:style-name="gr4" draw:text-style-name="P3" draw:layer="layout" svg:width="1.277cm" svg:height="0.963cm" svg:x="15.811cm" svg:y="5.052cm">
          <draw:text-box>
            <text:p><text:span text:style-name="T1">B1</text:span></text:p>
          </draw:text-box>
        </draw:frame>
        <draw:frame draw:style-name="gr4" draw:text-style-name="P3" draw:layer="layout" svg:width="1.277cm" svg:height="0.963cm" svg:x="12.611cm" svg:y="1.636cm">
          <draw:text-box>
            <text:p><text:span text:style-name="T1">A4</text:span></text:p>
          </draw:text-box>
        </draw:frame>
        <draw:frame draw:style-name="gr4" draw:text-style-name="P3" draw:layer="layout" svg:width="1.277cm" svg:height="0.963cm" svg:x="13.611cm" svg:y="1.652cm">
          <draw:text-box>
            <text:p><text:span text:style-name="T1">A3</text:span></text:p>
          </draw:text-box>
        </draw:frame>
        <draw:frame draw:style-name="gr4" draw:text-style-name="P3" draw:layer="layout" svg:width="1.277cm" svg:height="0.963cm" svg:x="15.511cm" svg:y="1.637cm">
          <draw:text-box>
            <text:p><text:span text:style-name="T1">A1</text:span></text:p>
          </draw:text-box>
        </draw:frame>
        <draw:frame draw:style-name="gr4" draw:text-style-name="P3" draw:layer="layout" svg:width="1.277cm" svg:height="0.963cm" svg:x="14.611cm" svg:y="1.637cm">
          <draw:text-box>
            <text:p><text:span text:style-name="T1">A2</text:span></text:p>
          </draw:text-box>
        </draw:frame>
        <draw:frame draw:style-name="gr7" draw:text-style-name="P6" draw:layer="layout" svg:width="6.15cm" svg:height="3.737cm" svg:x="3.843cm" svg:y="6.126cm">
          <draw:text-box>
            <text:p text:style-name="P5"><text:span text:style-name="T2">PM3-A4 B15 <text:s text:c="6"/></text:span>PM3-B4 A15</text:p>
            <text:p text:style-name="P5"><text:span text:style-name="T2">PM3-A3 B14 <text:s text:c="6"/></text:span>PM3-B3 B13</text:p>
            <text:p text:style-name="P5"><text:span text:style-name="T2">PM3-A2 B12 <text:s text:c="6"/></text:span>PM3-B2 B11</text:p>
            <text:p text:style-name="P5"><text:span text:style-name="T2">PM3-A1 A11 <text:s text:c="6"/></text:span>PM3-B1 B10</text:p>
          </draw:text-box>
        </draw:frame>
        <draw:frame draw:style-name="gr8" draw:text-style-name="P8" draw:layer="layout" svg:width="6.031cm" svg:height="3.806cm" svg:x="10.749cm" svg:y="6.027cm">
          <draw:text-box>
            <text:p text:style-name="P7"><text:span text:style-name="T3">PM2-A4 B6 <text:s text:c="8"/></text:span><text:span text:style-name="T4">PM2-B4 A6 </text:span></text:p>
            <text:p text:style-name="P7"><text:span text:style-name="T3">PM2-A3 B5 <text:s text:c="8"/></text:span><text:span text:style-name="T4">PM2-B3 A5</text:span></text:p>
            <text:p text:style-name="P7"><text:span text:style-name="T3">PM2-A2 B</text:span><text:span text:style-name="T4">3 <text:s text:c="8"/>PM2-B2 B4 </text:span></text:p>
            <text:p text:style-name="P7"><text:span text:style-name="T3">PM2-A1 </text:span><text:span text:style-name="T4">A1 <text:s text:c="8"/>PM2-B1 A2</text:span></text:p>
          </draw:text-box>
        </draw:frame>
        <draw:frame draw:style-name="gr9" draw:text-style-name="P2" draw:layer="layout" svg:width="1.806cm" svg:height="0.962cm" svg:x="3.735cm" svg:y="3.34cm">
          <draw:text-box>
            <text:p>PM3</text:p>
          </draw:text-box>
        </draw:frame>
        <draw:frame draw:style-name="gr9" draw:text-style-name="P2" draw:layer="layout" svg:width="1.806cm" svg:height="0.962cm" svg:x="10.745cm" svg:y="3.34cm">
          <draw:text-box>
            <text:p>PM2</text:p>
          </draw:text-box>
        </draw:frame>
        <draw:frame draw:style-name="gr10" draw:text-style-name="P2" draw:layer="layout" svg:width="2.966cm" svg:height="1.673cm" svg:x="5.005cm" svg:y="11.905cm">
          <draw:text-box>
            <text:p>Ver 0.1</text:p>
            <text:p>03/01/25</text:p>
          </draw:text-box>
        </draw:frame>
        <draw:custom-shape draw:style-name="gr2" draw:text-style-name="P1" draw:layer="layout" svg:width="0.635cm" svg:height="0.635cm" svg:x="22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8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5.975cm" svg:y="2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175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875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175cm" svg:y="3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875cm" svg:y="3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175cm" svg:y="4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875cm" svg:y="4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175cm" svg:y="5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875cm" svg:y="5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175cm" svg:y="6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875cm" svg:y="6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175cm" svg:y="8.0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875cm" svg:y="8.0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175cm" svg:y="9.0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875cm" svg:y="9.0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175cm" svg:y="10.2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875cm" svg:y="10.2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175cm" svg:y="11.2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875cm" svg:y="11.205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283cm" svg:height="0.962cm" svg:x="17.651cm" svg:y="1.805cm">
          <draw:text-box>
            <text:p>HDR-1 J1</text:p>
          </draw:text-box>
        </draw:frame>
        <draw:frame draw:style-name="gr11" draw:text-style-name="P2" draw:layer="layout" svg:width="3.283cm" svg:height="0.962cm" svg:x="23.452cm" svg:y="1.805cm">
          <draw:text-box>
            <text:p>HDR-1 k1</text:p>
          </draw:text-box>
        </draw:frame>
        <draw:frame draw:style-name="gr4" draw:text-style-name="P3" draw:layer="layout" svg:width="4.319cm" svg:height="0.963cm" svg:x="16.971cm" svg:y="8.77cm">
          <draw:text-box>
            <text:p>HDR-15 grd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0:39:54.507210544</meta:creation-date>
    <dc:date>2025-03-01T11:52:57.847957153</dc:date>
    <meta:editing-duration>PT2H52M21S</meta:editing-duration>
    <meta:editing-cycles>25</meta:editing-cycles>
    <meta:generator>LibreOffice/7.4.7.2$Linux_AARCH64 LibreOffice_project/40$Build-2</meta:generator>
    <meta:document-statistic meta:object-count="149"/>
  </office:meta>
</office:document-meta>
</file>